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9H45M00S" calcext:value-type="time">
            <text:p>109:4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4" table:formula="of:=ABS([.D59]-[.C59])" office:value-type="time" office:time-value="PT04H05M00S" calcext:value-type="time">
            <text:p>04:05:00</text:p>
          </table:table-cell>
          <table:table-cell office:value-type="string" calcext:value-type="string">
            <text:p>First draft done! YES! :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00:00:02.540061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5T19:08:06.340647537</dc:date>
    <dc:creator>Tamino Hartmann</dc:creator>
    <meta:editing-duration>PT2H33M53S</meta:editing-duration>
    <meta:editing-cycles>83</meta:editing-cycles>
    <meta:generator>LibreOffice/4.1.1.2$Linux_X86_64 LibreOffice_project/410m0$Build-2</meta:generator>
    <meta:document-statistic meta:table-count="3" meta:cell-count="333" meta:object-count="0"/>
  </office:meta>
</office:document-meta>
</file>